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99ccff" draw:textarea-horizontal-align="justify" draw:textarea-vertical-align="top" draw:auto-grow-height="false" fo:min-height="14.578cm" fo:min-width="12.106cm"/>
    </style:style>
    <style:style style:name="gr16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7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311cm"/>
    </style:style>
    <style:style style:name="gr21" style:family="graphic" style:parent-style-name="standard">
      <style:graphic-properties draw:fill-color="#99ccff" draw:textarea-horizontal-align="justify" draw:textarea-vertical-align="top" draw:auto-grow-height="false" fo:min-height="3.188cm" fo:min-width="12.146cm"/>
    </style:style>
    <style:style style:name="gr22" style:family="graphic" style:parent-style-name="standard">
      <style:graphic-properties draw:fill-color="#99ccff" draw:textarea-horizontal-align="justify" draw:textarea-vertical-align="top" draw:auto-grow-height="false" fo:min-height="1.757cm" fo:min-width="5.248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2.502cm" fo:min-width="15.616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3.906cm" fo:min-width="5.136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5.715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2cm" svg:y2="12.278cm" draw:start-shape="id4" draw:start-glue-point="2" draw:end-shape="id5" svg:d="M5471 8723l3149 3555" svg:viewBox="0 0 3150 3556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1.87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777cm" svg:y2="18.114cm" draw:start-shape="id4" draw:start-glue-point="2" draw:end-shape="id6" draw:end-glue-point="0" svg:d="M5471 8723l-1694 9391" svg:viewBox="0 0 1695 939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3.305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2.228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3.731cm" svg:x2="16.24cm" svg:y2="12.863cm" draw:start-shape="id7" draw:end-shape="id8" draw:end-glue-point="6" svg:d="M12588 13731l3652-868" svg:viewBox="0 0 3653 869">
          <text:p/>
        </draw:connector>
        <draw:custom-shape draw:style-name="gr7" draw:text-style-name="P8" draw:layer="layout" svg:width="13.018cm" svg:height="4.445cm" svg:x="6.873cm" svg:y="17.192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4.927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5.353cm" svg:x2="14.653cm" svg:y2="14.847cm" draw:start-shape="id9" draw:start-glue-point="1" draw:end-shape="id10" draw:end-glue-point="3" svg:d="M12746 15353l1907-506" svg:viewBox="0 0 1908 507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793cm 18.10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7.984cm 18.0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7.667cm 19.222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342cm 20.435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761cm" svg:y1="18.528cm" svg:x2="7.984cm" svg:y2="18.421cm" draw:start-shape="id6" draw:start-glue-point="1" draw:end-shape="id11" draw:end-glue-point="3" svg:d="M5761 18528l2223-107" svg:viewBox="0 0 2224 108">
          <text:p/>
        </draw:connector>
        <draw:connector draw:style-name="gr4" draw:text-style-name="P4" draw:layer="layout" draw:type="line" svg:x1="5.761cm" svg:y1="18.528cm" svg:x2="7.667cm" svg:y2="19.623cm" draw:start-shape="id6" draw:end-shape="id12" draw:end-glue-point="3" svg:d="M5761 18528l1906 1095" svg:viewBox="0 0 1907 1096">
          <text:p/>
        </draw:connector>
        <draw:connector draw:style-name="gr4" draw:text-style-name="P4" draw:layer="layout" draw:type="line" svg:x1="5.761cm" svg:y1="18.528cm" svg:x2="7.342cm" svg:y2="20.836cm" draw:start-shape="id6" draw:end-shape="id13" draw:end-glue-point="3" svg:d="M5761 18528l1581 2308" svg:viewBox="0 0 1582 2309">
          <text:p/>
        </draw:connector>
        <draw:connector draw:style-name="gr4" draw:text-style-name="P4" draw:layer="layout" draw:type="line" svg:x1="15.525cm" svg:y1="19.271cm" svg:x2="10.762cm" svg:y2="15.742cm" draw:start-shape="id14" draw:start-glue-point="0" draw:end-shape="id9" draw:end-glue-point="2" svg:d="M15525 19271l-4763-3529" svg:viewBox="0 0 4764 3530">
          <text:p/>
        </draw:connector>
        <draw:connector draw:style-name="gr4" draw:text-style-name="P4" draw:layer="layout" draw:type="line" svg:x1="11.635cm" svg:y1="19.648cm" svg:x2="13.065cm" svg:y2="19.657cm" draw:start-shape="id12" draw:end-shape="id14" draw:end-glue-point="3" svg:d="M11635 19648l1430 9" svg:viewBox="0 0 1431 10">
          <text:p/>
        </draw:connector>
        <draw:connector draw:style-name="gr4" draw:text-style-name="P4" draw:layer="layout" draw:type="line" svg:x1="11.31cm" svg:y1="20.861cm" svg:x2="13.065cm" svg:y2="19.657cm" draw:start-shape="id13" draw:end-shape="id14" draw:end-glue-point="3" svg:d="M11310 20861l1755-1204" svg:viewBox="0 0 1756 1205">
          <text:p/>
        </draw:connector>
        <draw:custom-shape draw:style-name="gr5" draw:text-style-name="P5" xml:id="id10" draw:id="id10" draw:layer="layout" svg:width="4.762cm" svg:height="0.793cm" svg:x="14.653cm" svg:y="14.45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3.731cm" svg:x2="14.653cm" svg:y2="14.847cm" draw:start-shape="id7" draw:start-glue-point="1" draw:end-shape="id10" draw:end-glue-point="3" svg:d="M12588 13731l2065 1116" svg:viewBox="0 0 2066 1117">
          <text:p/>
        </draw:connector>
        <draw:connector draw:style-name="gr4" draw:text-style-name="P4" draw:layer="layout" draw:type="line" svg:x1="12.588cm" svg:y1="12.303cm" svg:x2="14.653cm" svg:y2="14.847cm" draw:start-shape="id5" draw:start-glue-point="1" draw:end-shape="id10" draw:end-glue-point="3" svg:d="M12588 12303l2065 2544" svg:viewBox="0 0 2066 2545">
          <text:p/>
        </draw:connector>
        <draw:connector draw:style-name="gr4" draw:text-style-name="P4" draw:layer="layout" draw:type="line" svg:x1="5.471cm" svg:y1="8.723cm" svg:x2="8.62cm" svg:y2="13.706cm" draw:start-shape="id4" draw:start-glue-point="2" draw:end-shape="id7" draw:end-glue-point="3" svg:d="M5471 8723l3149 4983" svg:viewBox="0 0 3150 4984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3.065cm 19.256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2cm" svg:y1="18.446cm" svg:x2="13.065cm" svg:y2="19.657cm" draw:start-shape="id11" draw:start-glue-point="1" draw:end-shape="id14" draw:end-glue-point="3" svg:d="M11952 18446l1113 1211" svg:viewBox="0 0 1114 1212">
          <text:p/>
        </draw:connector>
        <draw:frame draw:style-name="gr13" draw:text-style-name="P12" draw:layer="layout" svg:width="8.889cm" svg:height="0.877cm" svg:x="2.272cm" svg:y="25.751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14" draw:text-style-name="P8" draw:layer="layout" svg:width="5.78cm" svg:height="2.381cm" svg:x="7.35cm" svg:y="22.431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8.333cm 23.542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525cm" svg:y1="20.074cm" svg:x2="12.301cm" svg:y2="23.968cm" draw:start-shape="id14" draw:start-glue-point="2" draw:end-shape="id19" draw:end-glue-point="1" svg:d="M15525 20074l-3224 3894" svg:viewBox="0 0 3225 3895">
          <text:p/>
        </draw:connector>
      </draw:page>
      <draw:page draw:name="Profiler Initialize and Finalize" draw:style-name="dp1" draw:master-page-name="Default">
        <draw:custom-shape draw:style-name="gr15" draw:text-style-name="P2" draw:layer="layout" svg:width="13.97cm" svg:height="16.192cm" svg:x="5.445cm" svg:y="6.55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4.853cm" svg:height="2.223cm" svg:x="1.385cm" svg:y="4.492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.635cm 5.604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5.921cm" svg:y2="17.117cm" draw:start-shape="id20" draw:start-glue-point="2" draw:end-shape="id21" svg:d="M3619 6419l2302 10698" svg:viewBox="0 0 2303 10699">
          <text:p/>
        </draw:connector>
        <draw:custom-shape draw:style-name="gr3" draw:text-style-name="P3" xml:id="id21" draw:id="id21" draw:layer="layout" svg:width="3.968cm" svg:height="0.803cm" draw:transform="skewX (-0.00628318530717958) rotate (-0.00628318530718033) translate (5.921cm 16.71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6.042cm" svg:y2="10.768cm" draw:start-shape="id20" draw:start-glue-point="2" draw:end-shape="id22" draw:end-glue-point="3" svg:d="M3619 6419l2423 4349" svg:viewBox="0 0 2424 4350">
          <text:p/>
        </draw:connector>
        <draw:custom-shape draw:style-name="gr6" draw:text-style-name="P6" xml:id="id24" draw:id="id24" draw:layer="layout" svg:width="4.445cm" svg:height="1.27cm" svg:x="15.691cm" svg:y="20.05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91cm" svg:y2="20.685cm" draw:start-shape="id23" draw:end-shape="id24" draw:end-glue-point="6" svg:d="M11637 20318l4054 367" svg:viewBox="0 0 4055 368">
          <text:p/>
        </draw:connector>
        <draw:custom-shape draw:style-name="gr6" draw:text-style-name="P6" xml:id="id25" draw:id="id25" draw:layer="layout" svg:width="4.445cm" svg:height="1.27cm" svg:x="15.689cm" svg:y="18.78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9.415cm" draw:start-shape="id23" draw:end-shape="id25" draw:end-glue-point="6" svg:d="M11637 20318l4052-903" svg:viewBox="0 0 4053 904">
          <text:p/>
        </draw:connector>
        <draw:custom-shape draw:style-name="gr6" draw:text-style-name="P6" xml:id="id26" draw:id="id26" draw:layer="layout" svg:width="4.445cm" svg:height="1.27cm" svg:x="15.689cm" svg:y="17.5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8.145cm" draw:start-shape="id23" draw:end-shape="id26" draw:end-glue-point="6" svg:d="M11637 20318l4052-2173" svg:viewBox="0 0 4053 2174">
          <text:p/>
        </draw:connector>
        <draw:custom-shape draw:style-name="gr6" draw:text-style-name="P6" xml:id="id27" draw:id="id27" draw:layer="layout" svg:width="4.445cm" svg:height="1.27cm" svg:x="15.605cm" svg:y="16.24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05cm" svg:y2="16.875cm" draw:start-shape="id23" draw:end-shape="id27" draw:end-glue-point="6" svg:d="M11637 20318l3968-3443" svg:viewBox="0 0 3969 3444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onnector draw:style-name="gr4" draw:text-style-name="P4" draw:layer="layout" draw:type="line" svg:x1="8.026cm" svg:y1="10.379cm" svg:x2="13.065cm" svg:y2="8.812cm" draw:start-shape="id22" draw:start-glue-point="0" draw:end-shape="id28" svg:d="M8026 10379l5039-1567" svg:viewBox="0 0 5040 1568">
          <text:p/>
        </draw:connector>
        <draw:custom-shape draw:style-name="gr3" draw:text-style-name="P3" xml:id="id28" draw:id="id28" draw:layer="layout" svg:width="3.968cm" svg:height="0.803cm" draw:transform="skewX (-0.00628318530717958) rotate (-0.00628318530718033) translate (13.065cm 8.411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29" draw:id="id29" draw:layer="layout" svg:width="3.332cm" svg:height="0.793cm" svg:x="14.654cm" svg:y="10.44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049cm" svg:y1="9.226cm" svg:x2="16.32cm" svg:y2="10.441cm" draw:start-shape="id28" draw:start-glue-point="2" draw:end-shape="id29" draw:end-glue-point="0" svg:d="M15049 9226l1271 1215" svg:viewBox="0 0 1272 1216">
          <text:p/>
        </draw:connector>
        <draw:connector draw:style-name="gr4" draw:text-style-name="P4" draw:layer="layout" draw:type="line" svg:x1="9.889cm" svg:y1="17.142cm" svg:x2="14.654cm" svg:y2="10.837cm" draw:start-shape="id21" draw:start-glue-point="1" draw:end-shape="id29" draw:end-glue-point="3" svg:d="M9889 17142l4765-6305" svg:viewBox="0 0 4766 6306">
          <text:p/>
        </draw:connector>
        <draw:connector draw:style-name="gr4" draw:text-style-name="P4" draw:layer="layout" draw:type="line" svg:x1="10.01cm" svg:y1="10.793cm" svg:x2="14.654cm" svg:y2="10.837cm" draw:start-shape="id22" draw:start-glue-point="1" draw:end-shape="id29" draw:end-glue-point="3" svg:d="M10010 10793l4644 44" svg:viewBox="0 0 4645 45">
          <text:p/>
        </draw:connector>
        <draw:connector draw:style-name="gr4" draw:text-style-name="P4" draw:layer="layout" draw:type="line" svg:x1="8.026cm" svg:y1="11.182cm" svg:x2="8.738cm" svg:y2="14.349cm" draw:start-shape="id22" draw:start-glue-point="2" draw:end-shape="id30" draw:end-glue-point="0" svg:d="M8026 11182l712 3167" svg:viewBox="0 0 713 3168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8.026cm" svg:y1="11.182cm" svg:x2="3.143cm" svg:y2="13.077cm" draw:start-shape="id22" draw:start-glue-point="2" draw:end-shape="id31" draw:end-glue-point="0" svg:d="M8026 11182l-4883 1895" svg:viewBox="0 0 4884 1896">
          <text:p/>
        </draw:connector>
        <draw:connector draw:style-name="gr4" draw:text-style-name="P4" draw:layer="layout" draw:type="line" svg:x1="7.905cm" svg:y1="16.728cm" svg:x2="3.143cm" svg:y2="13.88cm" draw:start-shape="id21" draw:start-glue-point="0" draw:end-shape="id31" draw:end-glue-point="2" svg:d="M7905 16728l-4762-2848" svg:viewBox="0 0 4763 2849">
          <text:p/>
        </draw:connector>
        <draw:connector draw:style-name="gr4" draw:text-style-name="P4" draw:layer="layout" draw:type="line" svg:x1="7.905cm" svg:y1="16.728cm" svg:x2="8.738cm" svg:y2="15.152cm" draw:start-shape="id21" draw:start-glue-point="0" draw:end-shape="id30" draw:end-glue-point="2" svg:d="M7905 16728l833-1576" svg:viewBox="0 0 834 1577">
          <text:p/>
        </draw:connector>
        <draw:custom-shape draw:style-name="gr18" draw:text-style-name="P3" xml:id="id30" draw:id="id30" draw:layer="layout" svg:width="4.365cm" svg:height="0.803cm" draw:transform="skewX (-0.00628318530717958) rotate (-0.00628318530718033) translate (6.556cm 14.335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5cm" svg:y1="17.531cm" svg:x2="9.573cm" svg:y2="19.904cm" draw:start-shape="id21" draw:start-glue-point="2" draw:end-shape="id23" draw:end-glue-point="0" svg:d="M7905 17531l1668 2373" svg:viewBox="0 0 1669 2374">
          <text:p/>
        </draw:connector>
        <draw:connector draw:style-name="gr4" draw:text-style-name="P4" draw:layer="layout" draw:type="line" svg:x1="7.905cm" svg:y1="17.531cm" svg:x2="9.533cm" svg:y2="18.6cm" draw:start-shape="id21" draw:start-glue-point="2" draw:end-shape="id32" draw:end-glue-point="0" svg:d="M7905 17531l1628 1069" svg:viewBox="0 0 1629 1070">
          <text:p/>
        </draw:connector>
        <draw:connector draw:style-name="gr4" draw:text-style-name="P4" draw:layer="layout" draw:type="line" svg:x1="10.921cm" svg:y1="14.763cm" svg:x2="14.654cm" svg:y2="10.837cm" draw:start-shape="id30" draw:end-shape="id29" svg:d="M10921 14763l3733-3926" svg:viewBox="0 0 3734 3927">
          <text:p/>
        </draw:connector>
        <draw:custom-shape draw:style-name="gr3" draw:text-style-name="P3" xml:id="id31" draw:id="id31" draw:layer="layout" svg:width="3.968cm" svg:height="0.803cm" draw:transform="skewX (-0.00628318530717958) rotate (-0.00628318530718033) translate (1.159cm 13.06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3" draw:id="id33" draw:layer="layout" svg:width="4.445cm" svg:height="1.27cm" svg:x="15.605cm" svg:y="13.7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533cm" svg:y1="18.6cm" svg:x2="14.654cm" svg:y2="10.837cm" draw:start-shape="id32" draw:start-glue-point="0" draw:end-shape="id29" draw:end-glue-point="3" svg:d="M9533 18600l5121-7763" svg:viewBox="0 0 5122 7764">
          <text:p/>
        </draw:connector>
        <draw:connector draw:style-name="gr4" draw:text-style-name="P4" draw:layer="layout" draw:type="line" svg:x1="11.478cm" svg:y1="19.013cm" svg:x2="15.605cm" svg:y2="14.335cm" draw:start-shape="id32" draw:end-shape="id33" draw:end-glue-point="6" svg:d="M11478 19013l4127-4678" svg:viewBox="0 0 4128 4679">
          <text:p/>
        </draw:connector>
        <draw:custom-shape draw:style-name="gr11" draw:text-style-name="P3" xml:id="id35" draw:id="id35" draw:layer="layout" svg:width="4.285cm" svg:height="0.803cm" draw:transform="skewX (-0.00628318530717958) rotate (-0.00628318530718033) translate (7.511cm 21.32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8cm" svg:y1="19.013cm" svg:x2="15.605cm" svg:y2="16.875cm" draw:start-shape="id32" draw:end-shape="id27" svg:d="M11478 19013l4127-2138" svg:viewBox="0 0 4128 2139">
          <text:p/>
        </draw:connector>
        <draw:connector draw:style-name="gr4" draw:text-style-name="P4" draw:layer="layout" draw:type="line" svg:x1="8.026cm" svg:y1="11.182cm" svg:x2="9.651cm" svg:y2="12.442cm" draw:start-shape="id22" draw:start-glue-point="2" draw:end-shape="id34" draw:end-glue-point="0" svg:d="M8026 11182l1625 1260" svg:viewBox="0 0 1626 1261">
          <text:p/>
        </draw:connector>
        <draw:custom-shape draw:style-name="gr3" draw:text-style-name="P3" xml:id="id34" draw:id="id34" draw:layer="layout" svg:width="3.968cm" svg:height="0.803cm" draw:transform="skewX (-0.00628318530717958) rotate (-0.00628318530718033) translate (7.667cm 12.43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5cm" svg:y1="17.531cm" svg:x2="9.653cm" svg:y2="21.333cm" draw:start-shape="id21" draw:start-glue-point="2" draw:end-shape="id35" draw:end-glue-point="0" svg:d="M7905 17531l1748 3802" svg:viewBox="0 0 1749 3803">
          <text:p/>
        </draw:connector>
        <draw:custom-shape draw:style-name="gr19" draw:text-style-name="P3" xml:id="id23" draw:id="id23" draw:layer="layout" svg:width="4.127cm" svg:height="0.803cm" draw:transform="skewX (-0.00628318530717958) rotate (-0.00628318530718033) translate (7.51cm 19.891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32" draw:id="id32" draw:layer="layout" svg:width="3.889cm" svg:height="0.803cm" draw:transform="skewX (-0.00628318530717958) rotate (-0.00628318530718033) translate (7.589cm 18.588cm)">
          <text:p text:style-name="P1"><text:span text:style-name="T1">Update_anno_statu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6" draw:id="id36" draw:layer="layout" svg:width="4.445cm" svg:height="1.27cm" svg:x="15.605cm" svg:y="14.97cm">
          <text:p text:style-name="P1"><text:span text:style-name="T3">WT_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8cm" svg:y1="19.013cm" svg:x2="15.605cm" svg:y2="15.605cm" draw:start-shape="id32" draw:start-glue-point="1" draw:end-shape="id36" draw:end-glue-point="6" svg:d="M11478 19013l4127-3408" svg:viewBox="0 0 4128 3409">
          <text:p/>
        </draw:connector>
        <draw:connector draw:style-name="gr4" draw:text-style-name="P4" draw:layer="layout" draw:type="line" svg:x1="8.026cm" svg:y1="10.379cm" svg:x2="8.223cm" svg:y2="9.083cm" draw:start-shape="id22" draw:end-shape="id37" svg:d="M8026 10379l197-1296" svg:viewBox="0 0 198 1297">
          <text:p/>
        </draw:connector>
        <draw:custom-shape draw:style-name="gr3" draw:text-style-name="P3" xml:id="id37" draw:id="id37" draw:layer="layout" svg:width="3.968cm" svg:height="0.803cm" draw:transform="skewX (-0.00628318530717958) rotate (-0.00628318530718033) translate (6.239cm 8.268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6cm" svg:y1="21.748cm" svg:x2="15.689cm" svg:y2="18.145cm" draw:start-shape="id35" draw:start-glue-point="1" draw:end-shape="id26" draw:end-glue-point="6" svg:d="M11796 21748l3893-3603" svg:viewBox="0 0 3894 3604">
          <text:p/>
        </draw:connector>
        <draw:connector draw:style-name="gr4" draw:text-style-name="P4" draw:layer="layout" draw:type="line" svg:x1="11.796cm" svg:y1="21.748cm" svg:x2="15.689cm" svg:y2="19.415cm" draw:start-shape="id35" draw:start-glue-point="1" draw:end-shape="id25" draw:end-glue-point="6" svg:d="M11796 21748l3893-2333" svg:viewBox="0 0 3894 2334">
          <text:p/>
        </draw:connector>
        <draw:connector draw:style-name="gr4" draw:text-style-name="P4" draw:layer="layout" draw:type="line" svg:x1="11.796cm" svg:y1="21.748cm" svg:x2="15.691cm" svg:y2="20.685cm" draw:start-shape="id35" draw:start-glue-point="1" draw:end-shape="id24" draw:end-glue-point="6" svg:d="M11796 21748l3895-1063" svg:viewBox="0 0 3896 1064">
          <text:p/>
        </draw:connector>
        <draw:connector draw:style-name="gr4" draw:text-style-name="P4" draw:layer="layout" draw:type="line" svg:x1="11.635cm" svg:y1="12.856cm" svg:x2="15.605cm" svg:y2="14.335cm" draw:start-shape="id34" draw:end-shape="id33" draw:end-glue-point="6" svg:d="M11635 12856l3970 1479" svg:viewBox="0 0 3971 1480">
          <text:p/>
        </draw:connector>
        <draw:connector draw:style-name="gr4" draw:text-style-name="P4" draw:layer="layout" draw:type="line" svg:x1="6.239cm" svg:y1="8.669cm" svg:x2="3.143cm" svg:y2="13.077cm" draw:start-shape="id37" draw:end-shape="id31" draw:end-glue-point="0" svg:d="M6239 8669l-3096 4408" svg:viewBox="0 0 3097 4409">
          <text:p/>
        </draw:connector>
      </draw:page>
      <draw:page draw:name="Profiler and Asserts" draw:style-name="dp1" draw:master-page-name="Default">
        <draw:custom-shape draw:style-name="gr21" draw:text-style-name="P2" draw:layer="layout" svg:width="13.018cm" svg:height="3.81cm" svg:x="6.485cm" svg:y="9.29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964cm" svg:height="2.223cm" svg:x="1.703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8" draw:id="id38" draw:layer="layout" svg:width="3.968cm" svg:height="0.803cm" draw:transform="skewX (-0.00628318530717958) rotate (-0.00628318530718033) translate (1.953cm 5.28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6.102cm" svg:x2="3.936cm" svg:y2="11.715cm" draw:start-shape="id38" draw:start-glue-point="2" draw:end-shape="id39" draw:end-glue-point="0" svg:d="M3937 6102l-1 5613" svg:viewBox="0 0 2 5614">
          <text:p/>
        </draw:connector>
        <draw:custom-shape draw:style-name="gr23" draw:text-style-name="P8" draw:layer="layout" svg:width="13.336cm" svg:height="4.763cm" svg:x="6.714cm" svg:y="13.893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3" draw:id="id43" draw:layer="layout" svg:width="3.968cm" svg:height="0.803cm" draw:transform="skewX (-0.00628318530717958) rotate (-0.00628318530718033) translate (7.192cm 11.795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9" draw:id="id39" draw:layer="layout" svg:width="3.968cm" svg:height="0.803cm" draw:transform="skewX (-0.00628318530717958) rotate (-0.00628318530718033) translate (1.952cm 11.703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0" draw:id="id40" draw:layer="layout" svg:width="3.968cm" svg:height="0.803cm" draw:transform="skewX (-0.00628318530717958) rotate (-0.00628318530718033) translate (14.493cm 15.481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1" draw:id="id41" draw:layer="layout" svg:width="3.968cm" svg:height="0.803cm" draw:transform="skewX (-0.00628318530717958) rotate (-0.00628318530718033) translate (10.841cm 16.388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2" draw:id="id42" draw:layer="layout" svg:width="3.968cm" svg:height="0.803cm" draw:transform="skewX (-0.00628318530717958) rotate (-0.00628318530718033) translate (7.508cm 17.399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2.518cm" svg:x2="14.493cm" svg:y2="15.882cm" draw:start-shape="id39" draw:start-glue-point="2" draw:end-shape="id40" draw:end-glue-point="3" svg:d="M3936 12518l10557 3364" svg:viewBox="0 0 10558 3365">
          <text:p/>
        </draw:connector>
        <draw:connector draw:style-name="gr4" draw:text-style-name="P4" draw:layer="layout" draw:type="line" svg:x1="3.936cm" svg:y1="12.518cm" svg:x2="10.841cm" svg:y2="16.789cm" draw:start-shape="id39" draw:start-glue-point="2" draw:end-shape="id41" draw:end-glue-point="3" svg:d="M3936 12518l6905 4271" svg:viewBox="0 0 6906 4272">
          <text:p/>
        </draw:connector>
        <draw:connector draw:style-name="gr4" draw:text-style-name="P4" draw:layer="layout" draw:type="line" svg:x1="3.936cm" svg:y1="12.518cm" svg:x2="7.508cm" svg:y2="17.8cm" draw:start-shape="id39" draw:start-glue-point="2" draw:end-shape="id42" draw:end-glue-point="3" svg:d="M3936 12518l3572 5282" svg:viewBox="0 0 3573 5283">
          <text:p/>
        </draw:connector>
        <draw:connector draw:style-name="gr4" draw:text-style-name="P4" draw:layer="layout" draw:type="line" svg:x1="16.477cm" svg:y1="15.493cm" svg:x2="9.176cm" svg:y2="12.61cm" draw:start-shape="id40" draw:start-glue-point="0" draw:end-shape="id43" draw:end-glue-point="2" svg:d="M16477 15493l-7301-2883" svg:viewBox="0 0 7302 2884">
          <text:p/>
        </draw:connector>
        <draw:connector draw:style-name="gr4" draw:text-style-name="P4" draw:layer="layout" draw:type="line" svg:x1="12.825cm" svg:y1="16.4cm" svg:x2="9.176cm" svg:y2="12.61cm" draw:start-shape="id41" draw:start-glue-point="0" draw:end-shape="id43" draw:end-glue-point="2" svg:d="M12825 16400l-3649-3790" svg:viewBox="0 0 3650 3791">
          <text:p/>
        </draw:connector>
        <draw:connector draw:style-name="gr4" draw:text-style-name="P4" draw:layer="layout" draw:type="line" svg:x1="9.492cm" svg:y1="17.411cm" svg:x2="9.176cm" svg:y2="12.61cm" draw:start-shape="id42" draw:start-glue-point="0" draw:end-shape="id43" draw:end-glue-point="2" svg:d="M9492 17411l-316-4801" svg:viewBox="0 0 317 480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9.732cm 10.87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477cm" svg:y1="15.493cm" svg:x2="11.716cm" svg:y2="11.692cm" draw:start-shape="id40" draw:start-glue-point="0" draw:end-shape="id44" draw:end-glue-point="2" svg:d="M16477 15493l-4761-3801" svg:viewBox="0 0 4762 3802">
          <text:p/>
        </draw:connector>
        <draw:connector draw:style-name="gr4" draw:text-style-name="P4" draw:layer="layout" draw:type="line" svg:x1="12.825cm" svg:y1="16.4cm" svg:x2="11.716cm" svg:y2="11.692cm" draw:start-shape="id41" draw:start-glue-point="0" draw:end-shape="id44" draw:end-glue-point="2" svg:d="M12825 16400l-1109-4708" svg:viewBox="0 0 1110 4709">
          <text:p/>
        </draw:connector>
        <draw:connector draw:style-name="gr4" draw:text-style-name="P4" draw:layer="layout" draw:type="line" svg:x1="9.492cm" svg:y1="17.411cm" svg:x2="11.716cm" svg:y2="11.692cm" draw:start-shape="id42" draw:start-glue-point="0" draw:end-shape="id44" draw:end-glue-point="2" svg:d="M9492 17411l2224-5719" svg:viewBox="0 0 2225 5720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17" draw:text-style-name="P5" xml:id="id45" draw:id="id45" draw:layer="layout" svg:width="3.332cm" svg:height="0.793cm" svg:x="15.448cm" svg:y="11.67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937cm" svg:y1="6.102cm" svg:x2="7.192cm" svg:y2="12.196cm" draw:start-shape="id38" draw:start-glue-point="2" draw:end-shape="id43" svg:d="M3937 6102l3255 6094" svg:viewBox="0 0 3256 6095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11.16cm" svg:y1="12.221cm" svg:x2="15.448cm" svg:y2="12.067cm" draw:start-shape="id43" draw:end-shape="id45" draw:end-glue-point="3" svg:d="M11160 12221l4288-154" svg:viewBox="0 0 4289 155">
          <text:p/>
        </draw:connector>
        <draw:custom-shape draw:style-name="gr3" draw:text-style-name="P3" xml:id="id46" draw:id="id46" draw:layer="layout" svg:width="3.968cm" svg:height="0.803cm" draw:transform="skewX (-0.00628318530717958) rotate (-0.00628318530718033) translate (6.556cm 7.98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16cm" svg:y1="10.889cm" svg:x2="8.54cm" svg:y2="8.8cm" draw:start-shape="id44" draw:start-glue-point="0" draw:end-shape="id46" draw:end-glue-point="2" svg:d="M11716 10889l-3176-2089" svg:viewBox="0 0 3177 2090">
          <text:p/>
        </draw:connector>
        <draw:connector draw:style-name="gr4" draw:text-style-name="P4" draw:layer="layout" draw:type="line" svg:x1="9.176cm" svg:y1="11.807cm" svg:x2="8.54cm" svg:y2="8.8cm" draw:start-shape="id43" draw:start-glue-point="0" draw:end-shape="id46" svg:d="M9176 11807l-636-3007" svg:viewBox="0 0 637 3008">
          <text:p/>
        </draw:connector>
        <draw:connector draw:style-name="gr4" draw:text-style-name="P4" draw:layer="layout" draw:type="line" svg:x1="13.7cm" svg:y1="11.303cm" svg:x2="15.448cm" svg:y2="12.067cm" draw:start-shape="id44" draw:end-shape="id45" draw:end-glue-point="3" svg:d="M13700 11303l1748 764" svg:viewBox="0 0 1749 765">
          <text:p/>
        </draw:connector>
      </draw:page>
      <draw:page draw:name="Test Run Text Reporting" draw:style-name="dp1" draw:master-page-name="Default">
        <draw:custom-shape draw:style-name="gr24" draw:text-style-name="P13" draw:layer="layout" svg:width="17.494cm" svg:height="14.13cm" svg:x="2.111cm" svg:y="8.143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2" draw:id="id52" draw:layer="layout" svg:width="4.445cm" svg:height="1.27cm" svg:x="15.922cm" svg:y="12.2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0" draw:id="id50" draw:layer="layout" svg:width="4.445cm" svg:height="1.27cm" svg:x="15.682cm" svg:y="9.0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9" draw:id="id49" draw:layer="layout" svg:width="3.968cm" svg:height="0.803cm" draw:transform="skewX (-0.00628318530717958) rotate (-0.00628318530718033) translate (4.81cm 4.016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969cm" svg:y1="6.101cm" svg:x2="4.254cm" svg:y2="11.138cm" draw:start-shape="id47" draw:start-glue-point="2" draw:end-shape="id48" draw:end-glue-point="0" svg:d="M9969 6101l-5715 5037" svg:viewBox="0 0 5716 5038">
          <text:p/>
        </draw:connector>
        <draw:connector draw:style-name="gr4" draw:text-style-name="P4" draw:layer="layout" draw:type="line" svg:x1="6.794cm" svg:y1="4.831cm" svg:x2="4.254cm" svg:y2="11.138cm" draw:start-shape="id49" draw:start-glue-point="2" draw:end-shape="id48" draw:end-glue-point="0" svg:d="M6794 4831l-2540 6307" svg:viewBox="0 0 2541 6308">
          <text:p/>
        </draw:connector>
        <draw:custom-shape draw:style-name="gr3" draw:text-style-name="P3" xml:id="id48" draw:id="id48" draw:layer="layout" svg:width="3.968cm" svg:height="0.803cm" draw:transform="skewX (-0.00628318530717958) rotate (-0.00628318530718033) translate (2.27cm 11.1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552cm" svg:x2="15.682cm" svg:y2="9.732cm" draw:start-shape="id48" draw:start-glue-point="1" draw:end-shape="id50" draw:end-glue-point="6" svg:d="M6238 11552l9444-1820" svg:viewBox="0 0 9445 1821">
          <text:p/>
        </draw:connector>
        <draw:connector draw:style-name="gr4" draw:text-style-name="P4" draw:layer="layout" draw:type="line" svg:x1="7.19cm" svg:y1="16.281cm" svg:x2="15.922cm" svg:y2="12.906cm" draw:start-shape="id51" draw:start-glue-point="1" draw:end-shape="id52" draw:end-glue-point="6" svg:d="M7190 16281l8732-3375" svg:viewBox="0 0 8733 3376">
          <text:p/>
        </draw:connector>
        <draw:custom-shape draw:style-name="gr3" draw:text-style-name="P3" xml:id="id54" draw:id="id54" draw:layer="layout" svg:width="3.968cm" svg:height="0.803cm" draw:transform="skewX (-0.00628318530717958) rotate (-0.00628318530718033) translate (7.508cm 23.3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818cm" svg:x2="9.492cm" svg:y2="23.362cm" draw:start-shape="id53" draw:start-glue-point="2" draw:end-shape="id54" draw:end-glue-point="0" svg:d="M9811 21818l-319 1544" svg:viewBox="0 0 320 1545">
          <text:p/>
        </draw:connector>
        <draw:custom-shape draw:style-name="gr6" draw:text-style-name="P6" xml:id="id56" draw:id="id56" draw:layer="layout" svg:width="4.445cm" svg:height="1.27cm" svg:x="15.763cm" svg:y="19.7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8.061cm" svg:x2="15.763cm" svg:y2="20.368cm" draw:start-shape="id55" draw:end-shape="id56" draw:end-glue-point="6" svg:d="M6555 18061l9208 2307" svg:viewBox="0 0 9209 2308">
          <text:p/>
        </draw:connector>
        <draw:frame draw:style-name="gr9" draw:text-style-name="P14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8" draw:text-style-name="P9" xml:id="id47" draw:id="id47" draw:layer="layout" svg:width="3.968cm" svg:height="0.803cm" draw:transform="skewX (-0.00628318530717958) rotate (-0.00628318530718033) translate (7.985cm 5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15.129cm 16.365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3" draw:id="id53" draw:layer="layout" svg:width="3.968cm" svg:height="0.803cm" draw:transform="skewX (-0.00628318530717958) rotate (-0.00628318530718033) translate (7.827cm 21.0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7" draw:id="id57" draw:layer="layout" svg:width="4.762cm" svg:height="0.793cm" svg:x="14.335cm" svg:y="10.8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552cm" svg:x2="14.335cm" svg:y2="11.239cm" draw:start-shape="id48" draw:start-glue-point="1" draw:end-shape="id57" svg:d="M6238 11552l8097-313" svg:viewBox="0 0 8098 314">
          <text:p/>
        </draw:connector>
        <draw:connector draw:style-name="gr4" draw:text-style-name="P4" draw:layer="layout" draw:type="line" svg:x1="4.254cm" svg:y1="11.941cm" svg:x2="5.522cm" svg:y2="13.962cm" draw:start-shape="id48" draw:start-glue-point="2" draw:end-shape="id58" draw:end-glue-point="0" svg:d="M4254 11941l1268 2021" svg:viewBox="0 0 1269 2022">
          <text:p/>
        </draw:connector>
        <draw:connector draw:style-name="gr4" draw:text-style-name="P4" draw:layer="layout" draw:type="line" svg:x1="4.254cm" svg:y1="11.941cm" svg:x2="5.206cm" svg:y2="15.867cm" draw:start-shape="id48" draw:start-glue-point="2" draw:end-shape="id51" draw:end-glue-point="0" svg:d="M4254 11941l952 3926" svg:viewBox="0 0 953 3927">
          <text:p/>
        </draw:connector>
        <draw:connector draw:style-name="gr4" draw:text-style-name="P4" draw:layer="layout" draw:type="line" svg:x1="4.254cm" svg:y1="11.941cm" svg:x2="4.571cm" svg:y2="17.647cm" draw:start-shape="id48" draw:start-glue-point="2" draw:end-shape="id55" draw:end-glue-point="0" svg:d="M4254 11941l317 5706" svg:viewBox="0 0 318 5707">
          <text:p/>
        </draw:connector>
        <draw:custom-shape draw:style-name="gr3" draw:text-style-name="P3" xml:id="id58" draw:id="id58" draw:layer="layout" svg:width="3.968cm" svg:height="0.803cm" draw:transform="skewX (-0.00628318530717958) rotate (-0.00628318530718033) translate (3.538cm 13.95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14.376cm" svg:x2="11.434cm" svg:y2="15.359cm" draw:start-shape="id58" draw:start-glue-point="1" draw:end-shape="id59" draw:end-glue-point="3" svg:d="M7506 14376l3928 983" svg:viewBox="0 0 3929 984">
          <text:p/>
        </draw:connector>
        <draw:connector draw:style-name="gr4" draw:text-style-name="P4" draw:layer="layout" draw:type="line" svg:x1="5.522cm" svg:y1="14.765cm" svg:x2="9.811cm" svg:y2="21.015cm" draw:start-shape="id58" draw:start-glue-point="2" draw:end-shape="id53" draw:end-glue-point="0" svg:d="M5522 14765l4289 6250" svg:viewBox="0 0 4290 6251">
          <text:p/>
        </draw:connector>
        <draw:connector draw:style-name="gr4" draw:text-style-name="P4" draw:layer="layout" draw:type="line" svg:x1="7.506cm" svg:y1="14.376cm" svg:x2="14.335cm" svg:y2="11.239cm" draw:start-shape="id58" draw:start-glue-point="1" draw:end-shape="id57" draw:end-glue-point="3" svg:d="M7506 14376l6829-3137" svg:viewBox="0 0 6830 3138">
          <text:p/>
        </draw:connector>
        <draw:connector draw:style-name="gr4" draw:text-style-name="P4" draw:layer="layout" draw:type="line" svg:x1="7.506cm" svg:y1="14.376cm" svg:x2="11.16cm" svg:y2="17.911cm" draw:start-shape="id58" draw:start-glue-point="1" draw:end-shape="id60" draw:end-glue-point="3" svg:d="M7506 14376l3654 3535" svg:viewBox="0 0 3655 3536">
          <text:p/>
        </draw:connector>
        <draw:connector draw:style-name="gr4" draw:text-style-name="P4" draw:layer="layout" draw:type="line" svg:x1="7.19cm" svg:y1="16.281cm" svg:x2="14.335cm" svg:y2="11.239cm" draw:start-shape="id51" draw:start-glue-point="1" draw:end-shape="id57" draw:end-glue-point="3" svg:d="M7190 16281l7145-5042" svg:viewBox="0 0 7146 5043">
          <text:p/>
        </draw:connector>
        <draw:connector draw:style-name="gr4" draw:text-style-name="P4" draw:layer="layout" draw:type="line" svg:x1="7.19cm" svg:y1="16.281cm" svg:x2="15.129cm" svg:y2="16.766cm" draw:start-shape="id51" draw:start-glue-point="1" draw:end-shape="id61" draw:end-glue-point="3" svg:d="M7190 16281l7939 485" svg:viewBox="0 0 7940 486">
          <text:p/>
        </draw:connector>
        <draw:connector draw:style-name="gr4" draw:text-style-name="P4" draw:layer="layout" draw:type="line" svg:x1="5.206cm" svg:y1="16.67cm" svg:x2="9.811cm" svg:y2="21.015cm" draw:start-shape="id51" draw:start-glue-point="2" draw:end-shape="id53" draw:end-glue-point="0" svg:d="M5206 16670l4605 4345" svg:viewBox="0 0 4606 4346">
          <text:p/>
        </draw:connector>
        <draw:connector draw:style-name="gr4" draw:text-style-name="P4" draw:layer="layout" draw:type="line" svg:x1="4.571cm" svg:y1="18.45cm" svg:x2="9.811cm" svg:y2="21.015cm" draw:start-shape="id55" draw:start-glue-point="2" draw:end-shape="id53" draw:end-glue-point="0" svg:d="M4571 18450l5240 2565" svg:viewBox="0 0 5241 2566">
          <text:p/>
        </draw:connector>
        <draw:connector draw:style-name="gr4" draw:text-style-name="P4" draw:layer="layout" draw:type="line" svg:x1="6.555cm" svg:y1="18.061cm" svg:x2="14.335cm" svg:y2="11.239cm" draw:start-shape="id55" draw:start-glue-point="1" draw:end-shape="id57" draw:end-glue-point="3" svg:d="M6555 18061l7780-6822" svg:viewBox="0 0 7781 6823">
          <text:p/>
        </draw:connector>
        <draw:connector draw:style-name="gr4" draw:text-style-name="P4" draw:layer="layout" draw:type="line" svg:x1="15.402cm" svg:y1="15.384cm" svg:x2="18.145cm" svg:y2="13.541cm" draw:start-shape="id59" draw:end-shape="id52" draw:end-glue-point="8" svg:d="M15402 15384l2743-1843" svg:viewBox="0 0 2744 1844">
          <text:p/>
        </draw:connector>
        <draw:connector draw:style-name="gr4" draw:text-style-name="P4" draw:layer="layout" draw:type="line" svg:x1="15.128cm" svg:y1="17.936cm" svg:x2="17.986cm" svg:y2="19.733cm" draw:start-shape="id60" draw:start-glue-point="1" draw:end-shape="id56" draw:end-glue-point="4" svg:d="M15128 17936l2858 1797" svg:viewBox="0 0 2859 1798">
          <text:p/>
        </draw:connector>
        <draw:connector draw:style-name="gr4" draw:text-style-name="P4" draw:layer="layout" draw:type="line" svg:x1="13.418cm" svg:y1="15.773cm" svg:x2="9.811cm" svg:y2="21.015cm" draw:start-shape="id59" draw:start-glue-point="2" draw:end-shape="id53" draw:end-glue-point="0" svg:d="M13418 15773l-3607 5242" svg:viewBox="0 0 3608 5243">
          <text:p/>
        </draw:connector>
        <draw:connector draw:style-name="gr4" draw:text-style-name="P4" draw:layer="layout" draw:type="line" svg:x1="13.144cm" svg:y1="18.325cm" svg:x2="9.811cm" svg:y2="21.015cm" draw:start-shape="id60" draw:start-glue-point="2" draw:end-shape="id53" draw:end-glue-point="0" svg:d="M13144 18325l-3333 2690" svg:viewBox="0 0 3334 2691">
          <text:p/>
        </draw:connector>
        <draw:custom-shape draw:style-name="gr3" draw:text-style-name="P3" xml:id="id51" draw:id="id51" draw:layer="layout" svg:width="3.968cm" svg:height="0.803cm" draw:transform="skewX (-0.00628318530717958) rotate (-0.00628318530718033) translate (3.222cm 15.855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2.587cm 17.6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3.968cm" svg:height="0.803cm" draw:transform="skewX (-0.00628318530717958) rotate (-0.00628318530718033) translate (11.16cm 17.5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9" draw:id="id59" draw:layer="layout" svg:width="3.968cm" svg:height="0.803cm" draw:transform="skewX (-0.00628318530717958) rotate (-0.00628318530718033) translate (11.434cm 14.9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Ad-Hoc Text Reporting" draw:style-name="dp1" draw:master-page-name="Default">
        <draw:custom-shape draw:style-name="gr25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2" draw:id="id62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62" draw:start-glue-point="2" draw:end-shape="id63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62" draw:start-glue-point="2" draw:end-shape="id64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62" draw:start-glue-point="2" draw:end-shape="id65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3" draw:start-glue-point="0" draw:end-shape="id66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64" draw:start-glue-point="0" draw:end-shape="id66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65" draw:start-glue-point="0" draw:end-shape="id66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66" draw:start-glue-point="0" draw:end-shape="id67" draw:end-glue-point="2" svg:d="M11081 14154l-2621-3571" svg:viewBox="0 0 2622 3572">
          <text:p/>
        </draw:connector>
        <draw:custom-shape draw:style-name="gr28" draw:text-style-name="P3" xml:id="id67" draw:id="id67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8" draw:id="id68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67" draw:start-glue-point="3" draw:end-shape="id68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</draw:page>
      <draw:page draw:name="Clear Test Runs, Results, and Profiles" draw:style-name="dp1" draw:master-page-name="Default">
        <draw:custom-shape draw:style-name="gr29" draw:text-style-name="P2" draw:layer="layout" svg:width="10.478cm" svg:height="2.54cm" svg:x="4.226cm" svg:y="21.16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0.002cm" svg:height="8.096cm" svg:x="7.191cm" svg:y="11.001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31" draw:text-style-name="P2" draw:layer="layout" svg:width="6.084cm" svg:height="4.604cm" svg:x="2.27cm" svg:y="4.968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71" draw:id="id71" draw:layer="layout" svg:width="4.334cm" svg:height="0.803cm" draw:transform="skewX (-0.00628318530717958) rotate (-0.00628318530718033) translate (2.798cm 6.22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2" draw:id="id72" draw:layer="layout" svg:width="4.445cm" svg:height="1.27cm" svg:x="15.763cm" svg:y="9.41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8.923cm" svg:x2="7.003cm" svg:y2="22.567cm" draw:start-shape="id69" draw:start-glue-point="2" draw:end-shape="id70" draw:end-glue-point="0" svg:d="M5576 8923l1427 13644" svg:viewBox="0 0 1428 13645">
          <text:p/>
        </draw:connector>
        <draw:custom-shape draw:style-name="gr11" draw:text-style-name="P3" xml:id="id69" draw:id="id69" draw:layer="layout" svg:width="4.285cm" svg:height="0.803cm" draw:transform="skewX (-0.00628318530717958) rotate (-0.00628318530718033) translate (3.434cm 8.107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042cm" svg:x2="5.576cm" svg:y2="8.12cm" draw:start-shape="id71" draw:start-glue-point="2" draw:end-shape="id69" draw:end-glue-point="0" svg:d="M4965 7042l611 1078" svg:viewBox="0 0 612 1079">
          <text:p/>
        </draw:connector>
        <draw:connector draw:style-name="gr4" draw:text-style-name="P4" draw:layer="layout" draw:type="line" svg:x1="7.719cm" svg:y1="8.535cm" svg:x2="15.763cm" svg:y2="10.048cm" draw:start-shape="id69" draw:start-glue-point="1" draw:end-shape="id72" draw:end-glue-point="6" svg:d="M7719 8535l8044 1513" svg:viewBox="0 0 8045 1514">
          <text:p/>
        </draw:connector>
        <draw:connector draw:style-name="gr4" draw:text-style-name="P4" draw:layer="layout" draw:type="line" svg:x1="5.576cm" svg:y1="8.923cm" svg:x2="9.652cm" svg:y2="14.629cm" draw:start-shape="id69" draw:start-glue-point="2" draw:end-shape="id73" draw:end-glue-point="0" svg:d="M5576 8923l4076 5706" svg:viewBox="0 0 4077 5707">
          <text:p/>
        </draw:connector>
        <draw:custom-shape draw:style-name="gr6" draw:text-style-name="P6" xml:id="id75" draw:id="id75" draw:layer="layout" svg:width="4.445cm" svg:height="1.27cm" svg:x="13.788cm" svg:y="17.51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6.473cm" svg:x2="13.788cm" svg:y2="18.146cm" draw:start-shape="id74" draw:start-glue-point="1" draw:end-shape="id75" draw:end-glue-point="6" svg:d="M12111 16473l1677 1673" svg:viewBox="0 0 1678 1674">
          <text:p/>
        </draw:connector>
        <draw:custom-shape draw:style-name="gr6" draw:text-style-name="P6" xml:id="id76" draw:id="id76" draw:layer="layout" svg:width="4.445cm" svg:height="1.27cm" svg:x="13.786cm" svg:y="16.24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6.473cm" svg:x2="13.786cm" svg:y2="16.876cm" draw:start-shape="id74" draw:start-glue-point="1" draw:end-shape="id76" draw:end-glue-point="6" svg:d="M12111 16473l1675 403" svg:viewBox="0 0 1676 404">
          <text:p/>
        </draw:connector>
        <draw:custom-shape draw:style-name="gr6" draw:text-style-name="P6" xml:id="id77" draw:id="id77" draw:layer="layout" svg:width="4.445cm" svg:height="1.27cm" svg:x="13.786cm" svg:y="14.97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6.473cm" svg:x2="13.786cm" svg:y2="15.606cm" draw:start-shape="id74" draw:end-shape="id77" draw:end-glue-point="6" svg:d="M12111 16473l1675-867" svg:viewBox="0 0 1676 868">
          <text:p/>
        </draw:connector>
        <draw:custom-shape draw:style-name="gr6" draw:text-style-name="P6" xml:id="id78" draw:id="id78" draw:layer="layout" svg:width="4.445cm" svg:height="1.27cm" svg:x="13.858cm" svg:y="13.70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795cm" svg:y1="15.044cm" svg:x2="13.858cm" svg:y2="14.336cm" draw:start-shape="id73" draw:end-shape="id78" draw:end-glue-point="6" svg:d="M11795 15044l2063-708" svg:viewBox="0 0 2064 709">
          <text:p/>
        </draw:connector>
        <draw:custom-shape draw:style-name="gr11" draw:text-style-name="P3" xml:id="id73" draw:id="id73" draw:layer="layout" svg:width="4.285cm" svg:height="0.803cm" draw:transform="skewX (-0.00628318530717958) rotate (-0.00628318530718033) translate (7.51cm 14.61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146cm" svg:y1="22.982cm" svg:x2="11.053cm" svg:y2="22.907cm" draw:start-shape="id70" draw:start-glue-point="1" draw:end-shape="id79" draw:end-glue-point="6" svg:d="M9146 22982l1907-75" svg:viewBox="0 0 1908 76">
          <text:p/>
        </draw:connector>
        <draw:custom-shape draw:style-name="gr6" draw:text-style-name="P6" xml:id="id79" draw:id="id79" draw:layer="layout" svg:width="4.445cm" svg:height="1.27cm" svg:x="11.053cm" svg:y="22.272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0" draw:id="id70" draw:layer="layout" svg:width="4.285cm" svg:height="0.803cm" draw:transform="skewX (-0.00628318530717958) rotate (-0.00628318530718033) translate (4.861cm 22.554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4" draw:id="id74" draw:layer="layout" svg:width="4.285cm" svg:height="0.803cm" draw:transform="skewX (-0.00628318530717958) rotate (-0.00628318530718033) translate (7.826cm 16.04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652cm" svg:y1="15.432cm" svg:x2="9.968cm" svg:y2="16.058cm" draw:start-shape="id73" draw:start-glue-point="2" draw:end-shape="id74" draw:end-glue-point="0" svg:d="M9652 15432l316 626" svg:viewBox="0 0 317 627">
          <text:p/>
        </draw:connector>
        <draw:connector draw:style-name="gr4" draw:text-style-name="P4" draw:layer="layout" draw:type="line" svg:x1="11.795cm" svg:y1="15.044cm" svg:x2="15.763cm" svg:y2="10.048cm" draw:start-shape="id73" draw:end-shape="id72" draw:end-glue-point="6" svg:d="M11795 15044l3968-4996" svg:viewBox="0 0 3969 49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2-25">2/25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37</meta:editing-cycles>
    <meta:editing-duration>P1DT17H21M22S</meta:editing-duration>
    <dc:date>2018-02-25T22:43:45.970000000</dc:date>
    <meta:generator>LibreOffice/5.3.6.1$Windows_X86_64 LibreOffice_project/686f202eff87ef707079aeb7f485847613344eb7</meta:generator>
    <meta:document-statistic meta:object-count="217"/>
  </office:meta>
</office:document-meta>
</file>